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406cm" draw:marker-end="Arrow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06cm" draw:marker-end="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076cm" draw:marker-start-width="0.313cm" draw:marker-end-width="0.313cm" draw:fill="solid" draw:fill-color="#ffffff" draw:textarea-horizontal-align="left" draw:textarea-vertical-align="top" fo:padding-top="0.162cm" fo:padding-bottom="0.162cm" fo:padding-left="0.287cm" fo:padding-right="0.287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8.324cm" style:use-optimal-column-width="false"/>
    </style:style>
    <style:style style:name="co3" style:family="table-column">
      <style:table-column-properties style:column-width="2.239cm" style:use-optimal-column-width="false"/>
    </style:style>
    <style:style style:name="co4" style:family="table-column">
      <style:table-column-properties style:column-width="3.052cm" style:use-optimal-column-width="false"/>
    </style:style>
    <style:style style:name="co5" style:family="table-column">
      <style:table-column-properties style:column-width="4.496cm" style:use-optimal-column-width="false"/>
    </style:style>
    <style:style style:name="co6" style:family="table-column">
      <style:table-column-properties style:column-width="1.506cm" style:use-optimal-column-width="false"/>
    </style:style>
    <style:style style:name="co7" style:family="table-column">
      <style:table-column-properties style:column-width="2.409cm" style:use-optimal-column-width="false"/>
    </style:style>
    <style:style style:name="co8" style:family="table-column">
      <style:table-column-properties style:column-width="1.48cm" style:use-optimal-column-width="false"/>
    </style:style>
    <style:style style:name="co9" style:family="table-column">
      <style:table-column-properties style:column-width="1.765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2.2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817cm"/>
    </style:style>
    <style:style style:name="ro4" style:family="table-row">
      <style:table-row-properties style:row-height="1.039cm"/>
    </style:style>
    <style:style style:name="ro5" style:family="table-row">
      <style:table-row-properties style:row-height="0.6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8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style:text-autospace="none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2.27cm">
          <text:p text:style-name="P1">Input</text:p>
        </draw:rect>
        <draw:custom-shape draw:style-name="gr2" draw:text-style-name="P1" draw:layer="layout" svg:width="3.81cm" svg:height="3.811cm" svg:x="2.905cm" svg:y="4.809cm">
          <text:p text:style-name="P1">If set</text:p>
          <text:p text:style-name="P1">per-st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81cm" svg:y1="3.54cm" svg:x2="4.81cm" svg:y2="4.81cm">
          <text:p/>
        </draw:line>
        <draw:line draw:style-name="gr3" draw:text-style-name="P1" draw:layer="layout" svg:x1="6.715cm" svg:y1="6.715cm" svg:x2="7.985cm" svg:y2="6.715cm">
          <text:p/>
        </draw:line>
        <draw:rect draw:style-name="gr1" draw:text-style-name="P1" draw:layer="layout" svg:width="6.985cm" svg:height="1.27cm" svg:x="7.985cm" svg:y="6.08cm">
          <text:p text:style-name="P1">Use per-stat setting</text:p>
        </draw:rect>
        <draw:line draw:style-name="gr3" draw:text-style-name="P1" draw:layer="layout" svg:x1="4.81cm" svg:y1="14.97cm" svg:x2="7.985cm" svg:y2="14.97cm">
          <text:p/>
        </draw:line>
        <draw:line draw:style-name="gr4" draw:text-style-name="P1" draw:layer="layout" svg:x1="4.81cm" svg:y1="13.7cm" svg:x2="4.81cm" svg:y2="14.97cm">
          <text:p/>
        </draw:line>
        <draw:rect draw:style-name="gr1" draw:text-style-name="P1" draw:layer="layout" svg:width="6.985cm" svg:height="1.27cm" svg:x="7.985cm" svg:y="11.16cm">
          <text:p text:style-name="P1">Use global setting</text:p>
        </draw:rect>
        <draw:frame draw:style-name="gr5" draw:text-style-name="P2" draw:layer="layout" svg:width="1.905cm" svg:height="0.806cm" svg:x="6.08cm" svg:y="5.44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8.62cm">
          <draw:text-box>
            <text:p><text:span text:style-name="T1">FALSE</text:span></text:p>
          </draw:text-box>
        </draw:frame>
        <draw:custom-shape draw:style-name="gr2" draw:text-style-name="P1" draw:layer="layout" svg:width="3.81cm" svg:height="3.811cm" svg:x="2.905cm" svg:y="9.889cm">
          <text:p text:style-name="P1">If set</text:p>
          <text:p text:style-name="P1">globa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715cm" svg:y1="11.795cm" svg:x2="7.985cm" svg:y2="11.795cm">
          <text:p/>
        </draw:line>
        <draw:line draw:style-name="gr3" draw:text-style-name="P1" draw:layer="layout" svg:x1="4.81cm" svg:y1="8.62cm" svg:x2="4.81cm" svg:y2="9.89cm">
          <text:p/>
        </draw:line>
        <draw:frame draw:style-name="gr5" draw:text-style-name="P2" draw:layer="layout" svg:width="1.905cm" svg:height="0.806cm" svg:x="6.08cm" svg:y="10.52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13.7cm">
          <draw:text-box>
            <text:p><text:span text:style-name="T1">FALSE</text:span></text:p>
          </draw:text-box>
        </draw:frame>
        <draw:rect draw:style-name="gr1" draw:text-style-name="P1" draw:layer="layout" svg:width="6.985cm" svg:height="1.27cm" svg:x="7.985cm" svg:y="14.335cm">
          <text:p text:style-name="P1">Pass unchanged</text:p>
        </draw:rect>
      </draw:page>
      <draw:page draw:name="page2" draw:style-name="dp1" draw:master-page-name="Default">
        <draw:rect draw:style-name="gr1" draw:text-style-name="P3" draw:layer="layout" svg:width="7.621cm" svg:height="0.952cm" svg:x="2.269cm" svg:y="2.27cm">
          <text:p text:style-name="P1"><text:span text:style-name="T2">Struct statusByteSettings</text:span></text:p>
        </draw:rect>
        <draw:rect draw:style-name="gr6" draw:text-style-name="P5" draw:layer="layout" svg:width="7.62cm" svg:height="3.493cm" svg:x="2.27cm" svg:y="3.222cm">
          <text:p text:style-name="P4"><text:span text:style-name="T2">uint8_t modifableMask</text:span></text:p>
          <text:p text:style-name="P4"><text:span text:style-name="T2">uint8_t modifiedMask</text:span></text:p>
          <text:p text:style-name="P4"><text:span text:style-name="T2">uint8_t value1</text:span></text:p>
          <text:p text:style-name="P4"><text:span text:style-name="T2">uint8_t value2</text:span></text:p>
        </draw:rect>
      </draw:page>
      <draw:page draw:name="page3" draw:style-name="dp1" draw:master-page-name="Default">
        <draw:frame draw:style-name="standard" draw:layer="layout" svg:width="13.315cm" svg:height="11.153cm" svg:x="1.873cm" svg:y="3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.T. Disp.</text:p>
              </table:table-cell>
              <table:table-cell>
                <text:p text:style-name="P6">Function</text:p>
              </table:table-cell>
              <table:table-cell>
                <text:p text:style-name="P6">Mask</text:p>
              </table:table-cell>
            </table:table-row>
            <table:table-row table:style-name="ro2" table:default-cell-style-name="ce1">
              <table:table-cell>
                <text:p text:style-name="P6">8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9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A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B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C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D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E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Fh</text:p>
              </table:table-cell>
              <table:table-cell>
                <text:p text:style-name="P6">Pass through, routing, act. Sen., </text:p>
              </table:table-cell>
              <table:table-cell>
                <text:p text:style-name="P6">0x27</text:p>
              </table:table-cell>
            </table:table-row>
            <table:table-row table:style-name="ro2" table:default-cell-style-name="ce1">
              <table:table-cell>
                <text:p text:style-name="P6">Global</text:p>
              </table:table-cell>
              <table:table-cell>
                <text:p text:style-name="P6">All</text:p>
              </table:table-cell>
              <table:table-cell>
                <text:p text:style-name="P6">0x3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cm" svg:height="3.425cm" svg:x="1cm" svg:y="1cm">
          <draw:text-box>
            <text:p text:style-name="P7"><text:span text:style-name="T3">Pushing up or down causes the screen to peekthrough to the 8h – Fh status selector. <text:s/>Each displays some settings that can be modified. <text:s/>The selector picks parameter, knob or button entry</text:span></text:p>
          </draw:text-box>
        </draw:frame>
        <draw:frame draw:style-name="standard" draw:layer="layout" svg:width="18.495cm" svg:height="10.65cm" svg:x="1.206cm" svg:y="15.7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>
                <text:p text:style-name="P9">Selector</text:p>
              </table:table-cell>
              <table:table-cell>
                <text:p text:style-name="P9">Function</text:p>
              </table:table-cell>
              <table:table-cell>
                <text:p text:style-name="P9">Top</text:p>
              </table:table-cell>
              <table:table-cell>
                <text:p text:style-name="P9">Mid</text:p>
              </table:table-cell>
              <table:table-cell>
                <text:p text:style-name="P9">Bot</text:p>
              </table:table-cell>
              <table:table-cell>
                <text:p text:style-name="P9">Knob 1</text:p>
              </table:table-cell>
              <table:table-cell>
                <text:p text:style-name="P9">Knob 2</text:p>
              </table:table-cell>
              <table:table-cell>
                <text:p text:style-name="P9">Default(0b) function</text:p>
              </table:table-cell>
            </table:table-row>
            <table:table-row table:style-name="ro4" table:default-cell-style-name="ce2">
              <table:table-cell>
                <text:p text:style-name="P9">1: 0000 0001b</text:p>
              </table:table-cell>
              <table:table-cell>
                <text:p text:style-name="P9">Pass / Block all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>
                <text:p text:style-name="P9">Clear</text:p>
              </table:table-cell>
              <table:table-cell/>
              <table:table-cell/>
              <table:table-cell>
                <text:p text:style-name="P9">Pass</text:p>
              </table:table-cell>
            </table:table-row>
            <table:table-row table:style-name="ro4" table:default-cell-style-name="ce2">
              <table:table-cell>
                <text:p text:style-name="P9">2: 0000 0010b</text:p>
              </table:table-cell>
              <table:table-cell>
                <text:p text:style-name="P9">Route to channel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/>
              <table:table-cell>
                <text:p text:style-name="P9">Input</text:p>
              </table:table-cell>
              <table:table-cell>
                <text:p text:style-name="P9">Output</text:p>
              </table:table-cell>
              <table:table-cell>
                <text:p text:style-name="P9">No route</text:p>
              </table:table-cell>
            </table:table-row>
            <table:table-row table:style-name="ro4" table:default-cell-style-name="ce2">
              <table:table-cell>
                <text:p text:style-name="P9">3: 0000 0100b</text:p>
              </table:table-cell>
              <table:table-cell>
                <text:p text:style-name="P9">Merge channels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/>
              <table:table-cell/>
              <table:table-cell>
                <text:p text:style-name="P9">Output</text:p>
              </table:table-cell>
              <table:table-cell>
                <text:p text:style-name="P9">No merge</text:p>
              </table:table-cell>
            </table:table-row>
            <table:table-row table:style-name="ro4" table:default-cell-style-name="ce2">
              <table:table-cell>
                <text:p text:style-name="P9">4: 0000 1000b</text:p>
              </table:table-cell>
              <table:table-cell>
                <text:p text:style-name="P9">Fix velocity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/>
              <table:table-cell>
                <text:p text:style-name="P9">New Velo</text:p>
              </table:table-cell>
              <table:table-cell/>
              <table:table-cell>
                <text:p text:style-name="P9">Not fixed</text:p>
              </table:table-cell>
            </table:table-row>
            <table:table-row table:style-name="ro4" table:default-cell-style-name="ce2">
              <table:table-cell>
                <text:p text:style-name="P9">5: 0001 0000b</text:p>
              </table:table-cell>
              <table:table-cell>
                <text:p text:style-name="P9">Set velocity range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/>
              <table:table-cell>
                <text:p text:style-name="P9">Quitest</text:p>
              </table:table-cell>
              <table:table-cell>
                <text:p text:style-name="P9">Loudest</text:p>
              </table:table-cell>
              <table:table-cell>
                <text:p text:style-name="P9">Regular range</text:p>
              </table:table-cell>
            </table:table-row>
            <table:table-row table:style-name="ro4" table:default-cell-style-name="ce2">
              <table:table-cell>
                <text:p text:style-name="P9">6: 0010 0000b</text:p>
              </table:table-cell>
              <table:table-cell>
                <text:p text:style-name="P9">Pass active sensing</text:p>
              </table:table-cell>
              <table:table-cell>
                <text:p text:style-name="P9">Edit</text:p>
              </table:table-cell>
              <table:table-cell>
                <text:p text:style-name="P9">Toggle</text:p>
              </table:table-cell>
              <table:table-cell/>
              <table:table-cell/>
              <table:table-cell/>
              <table:table-cell>
                <text:p text:style-name="P9">Pass</text:p>
              </table:table-cell>
            </table:table-row>
            <table:table-row table:style-name="ro5" table:default-cell-style-name="ce2">
              <table:table-cell>
                <text:p text:style-name="P9">7: 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9">8: 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9">9: 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9">10: 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rect draw:style-name="gr6" draw:text-style-name="P5" draw:layer="layout" svg:width="7.62cm" svg:height="11.15cm" svg:x="2.232cm" svg:y="3.185cm">
          <text:p text:style-name="P4"><text:span text:style-name="T2">SelectedSetting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40M12S</meta:editing-duration>
    <meta:editing-cycles>5</meta:editing-cycles>
    <meta:generator>OpenOffice.org/3.4.1$Win32 OpenOffice.org_project/341m1$Build-9593</meta:generator>
    <dc:date>2015-11-18T01:52:27.22</dc:date>
    <meta:document-statistic meta:object-count="22"/>
  </office:meta>
</office:document-meta>
</file>